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8ba" officeooo:paragraph-rsid="001b48ba"/>
    </style:style>
    <style:style style:name="P2" style:family="paragraph" style:parent-style-name="Standard">
      <style:text-properties officeooo:rsid="001e1daa" officeooo:paragraph-rsid="001e1daa"/>
    </style:style>
    <style:style style:name="P3" style:family="paragraph" style:parent-style-name="Standard">
      <style:text-properties officeooo:rsid="001ca6ea" officeooo:paragraph-rsid="001ca6ea"/>
    </style:style>
    <style:style style:name="P4" style:family="paragraph" style:parent-style-name="Standard">
      <style:text-properties officeooo:rsid="001cc6aa" officeooo:paragraph-rsid="001cc6aa"/>
    </style:style>
    <style:style style:name="P5" style:family="paragraph" style:parent-style-name="Standard">
      <style:text-properties officeooo:rsid="003063fd" officeooo:paragraph-rsid="001ca6ea"/>
    </style:style>
    <style:style style:name="P6" style:family="paragraph" style:parent-style-name="Standard">
      <style:text-properties officeooo:rsid="001f5c0c" officeooo:paragraph-rsid="001f5c0c"/>
    </style:style>
    <style:style style:name="P7" style:family="paragraph" style:parent-style-name="Standard">
      <style:text-properties officeooo:rsid="001f937e" officeooo:paragraph-rsid="001f937e"/>
    </style:style>
    <style:style style:name="P8" style:family="paragraph" style:parent-style-name="Standard">
      <style:text-properties officeooo:rsid="00235b7e" officeooo:paragraph-rsid="00235b7e"/>
    </style:style>
    <style:style style:name="P9" style:family="paragraph" style:parent-style-name="Standard">
      <style:text-properties officeooo:rsid="002537e4" officeooo:paragraph-rsid="002537e4"/>
    </style:style>
    <style:style style:name="P10" style:family="paragraph" style:parent-style-name="Standard">
      <style:text-properties officeooo:rsid="0026ed1b" officeooo:paragraph-rsid="0026ed1b"/>
    </style:style>
    <style:style style:name="P11" style:family="paragraph" style:parent-style-name="Standard">
      <style:text-properties fo:color="#800000" officeooo:rsid="001cc6aa" officeooo:paragraph-rsid="001cc6aa"/>
    </style:style>
    <style:style style:name="P12" style:family="paragraph" style:parent-style-name="Standard" style:list-style-name="L1">
      <style:text-properties officeooo:rsid="001b48ba" officeooo:paragraph-rsid="001b48ba"/>
    </style:style>
    <style:style style:name="P13" style:family="paragraph" style:parent-style-name="Standard" style:list-style-name="L1">
      <style:text-properties fo:color="#00cc00" officeooo:rsid="002b2334" officeooo:paragraph-rsid="002b2334"/>
    </style:style>
    <style:style style:name="P14" style:family="paragraph" style:parent-style-name="Standard" style:list-style-name="L1">
      <style:text-properties officeooo:rsid="002b2334" officeooo:paragraph-rsid="002b2334"/>
    </style:style>
    <style:style style:name="P15" style:family="paragraph" style:parent-style-name="Standard" style:list-style-name="L1">
      <style:text-properties officeooo:rsid="002d4caa" officeooo:paragraph-rsid="002d4caa"/>
    </style:style>
    <style:style style:name="P16" style:family="paragraph" style:parent-style-name="Standard" style:list-style-name="L1">
      <style:text-properties officeooo:rsid="001c63e6" officeooo:paragraph-rsid="001c63e6"/>
    </style:style>
    <style:style style:name="P17" style:family="paragraph" style:parent-style-name="Standard" style:list-style-name="L1">
      <style:text-properties officeooo:rsid="002e5fc8" officeooo:paragraph-rsid="002e5fc8"/>
    </style:style>
    <style:style style:name="P18" style:family="paragraph" style:parent-style-name="Standard" style:list-style-name="L1">
      <style:text-properties officeooo:rsid="001e1daa" officeooo:paragraph-rsid="001e1daa"/>
    </style:style>
    <style:style style:name="P19" style:family="paragraph" style:parent-style-name="Standard" style:list-style-name="L1">
      <style:text-properties officeooo:rsid="002f0095" officeooo:paragraph-rsid="002f0095"/>
    </style:style>
    <style:style style:name="P20" style:family="paragraph" style:parent-style-name="Standard" style:list-style-name="L1">
      <style:text-properties officeooo:rsid="001ca6ea" officeooo:paragraph-rsid="001ca6ea"/>
    </style:style>
    <style:style style:name="P21" style:family="paragraph" style:parent-style-name="Standard" style:list-style-name="L1">
      <style:text-properties officeooo:rsid="00323088" officeooo:paragraph-rsid="00323088"/>
    </style:style>
    <style:style style:name="P22" style:family="paragraph" style:parent-style-name="Standard" style:list-style-name="L1">
      <style:text-properties officeooo:rsid="00327549" officeooo:paragraph-rsid="00327549"/>
    </style:style>
    <style:style style:name="P23" style:family="paragraph" style:parent-style-name="Standard" style:list-style-name="L1">
      <style:text-properties officeooo:rsid="001cc6aa" officeooo:paragraph-rsid="001cc6aa"/>
    </style:style>
    <style:style style:name="P24" style:family="paragraph" style:parent-style-name="Standard" style:list-style-name="L1">
      <style:text-properties officeooo:rsid="00332b82" officeooo:paragraph-rsid="00332b82"/>
    </style:style>
    <style:style style:name="P25" style:family="paragraph" style:parent-style-name="Standard" style:list-style-name="L1">
      <style:text-properties fo:color="#800000" officeooo:rsid="001cc6aa" officeooo:paragraph-rsid="001cc6aa"/>
    </style:style>
    <style:style style:name="P26" style:family="paragraph" style:parent-style-name="Standard" style:list-style-name="L1">
      <style:text-properties fo:color="#800000" officeooo:rsid="001f5c0c" officeooo:paragraph-rsid="001f5c0c"/>
    </style:style>
    <style:style style:name="P27" style:family="paragraph" style:parent-style-name="Standard" style:list-style-name="L1">
      <style:text-properties officeooo:rsid="0035052c" officeooo:paragraph-rsid="0035052c"/>
    </style:style>
    <style:style style:name="P28" style:family="paragraph" style:parent-style-name="Standard" style:list-style-name="L1">
      <style:text-properties officeooo:rsid="001f5c0c" officeooo:paragraph-rsid="001f5c0c"/>
    </style:style>
    <style:style style:name="P29" style:family="paragraph" style:parent-style-name="Standard" style:list-style-name="L1">
      <style:text-properties officeooo:rsid="001f937e" officeooo:paragraph-rsid="001f937e"/>
    </style:style>
    <style:style style:name="P30" style:family="paragraph" style:parent-style-name="Standard" style:list-style-name="L1">
      <style:text-properties officeooo:rsid="00235b7e" officeooo:paragraph-rsid="00235b7e"/>
    </style:style>
    <style:style style:name="P31" style:family="paragraph" style:parent-style-name="Standard" style:list-style-name="L1">
      <style:text-properties officeooo:rsid="002537e4" officeooo:paragraph-rsid="002537e4"/>
    </style:style>
    <style:style style:name="P32" style:family="paragraph" style:parent-style-name="Standard" style:list-style-name="L1">
      <style:text-properties officeooo:rsid="0025cbf0" officeooo:paragraph-rsid="0025cbf0"/>
    </style:style>
    <style:style style:name="P33" style:family="paragraph" style:parent-style-name="Standard" style:list-style-name="L1">
      <style:text-properties officeooo:rsid="0035b7f9" officeooo:paragraph-rsid="0035b7f9"/>
    </style:style>
    <style:style style:name="P34" style:family="paragraph" style:parent-style-name="Standard" style:list-style-name="L1">
      <style:text-properties officeooo:rsid="0026ed1b" officeooo:paragraph-rsid="0026ed1b"/>
    </style:style>
    <style:style style:name="P35" style:family="paragraph" style:parent-style-name="Standard" style:list-style-name="L1">
      <style:text-properties officeooo:rsid="0028233e" officeooo:paragraph-rsid="0028233e"/>
    </style:style>
    <style:style style:name="P36" style:family="paragraph" style:parent-style-name="Standard" style:list-style-name="L1">
      <style:text-properties officeooo:rsid="00381a18" officeooo:paragraph-rsid="00381a18"/>
    </style:style>
    <style:style style:name="P37" style:family="paragraph" style:parent-style-name="Standard" style:list-style-name="L1">
      <style:text-properties officeooo:rsid="0039457f" officeooo:paragraph-rsid="0039457f"/>
    </style:style>
    <style:style style:name="T1" style:family="text">
      <style:text-properties officeooo:rsid="001f5c0c"/>
    </style:style>
    <style:style style:name="T2" style:family="text">
      <style:text-properties officeooo:rsid="002e5fc8"/>
    </style:style>
    <style:style style:name="T3" style:family="text">
      <style:text-properties officeooo:rsid="002f0095"/>
    </style:style>
    <style:style style:name="T4" style:family="text">
      <style:text-properties officeooo:rsid="002fc50b"/>
    </style:style>
    <style:style style:name="T5" style:family="text">
      <style:text-properties officeooo:rsid="00327549"/>
    </style:style>
    <style:style style:name="T6" style:family="text">
      <style:text-properties officeooo:rsid="00331deb"/>
    </style:style>
    <style:style style:name="T7" style:family="text">
      <style:text-properties officeooo:rsid="00332b82"/>
    </style:style>
    <style:style style:name="T8" style:family="text">
      <style:text-properties officeooo:rsid="00350e47"/>
    </style:style>
    <style:style style:name="T9" style:family="text">
      <style:text-properties officeooo:rsid="0035b7f9"/>
    </style:style>
    <style:style style:name="T10" style:family="text">
      <style:text-properties officeooo:rsid="00378520"/>
    </style:style>
    <style:style style:name="T11" style:family="text">
      <style:text-properties officeooo:rsid="0039b1ee"/>
    </style:style>
    <style:style style:name="T12" style:family="text">
      <style:text-properties officeooo:rsid="003ae50f"/>
    </style:style>
    <style:style style:name="T13" style:family="text">
      <style:text-properties officeooo:rsid="003b8c8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78505552553628504" text:style-name="L1">
        <text:list-item>
          <text:p text:style-name="P12">What is Continous Integration?</text:p>
          <text:p text:style-name="P13">CI is to build and run unit test cases</text:p>
          <text:p text:style-name="P13"/>
        </text:list-item>
        <text:list-item>
          <text:p text:style-name="P12">What is Jenkins?</text:p>
          <text:p text:style-name="P14">Its a CI tool</text:p>
          <text:p text:style-name="P14"/>
        </text:list-item>
        <text:list-item>
          <text:p text:style-name="P12">What is the difrence between Jenkins, Maven &amp; Ant?</text:p>
          <text:p text:style-name="P14">Maven &amp; ANT is a built-in plugins or tools</text:p>
          <text:p text:style-name="P14"/>
        </text:list-item>
        <text:list-item>
          <text:p text:style-name="P12">SCM that jenkins supports?</text:p>
          <text:p text:style-name="P37"/>
          <text:p text:style-name="P15"/>
        </text:list-item>
        <text:list-item>
          <text:p text:style-name="P12">What is relation between Hudson &amp; Jenkins?</text:p>
        </text:list-item>
      </text:list>
      <text:p text:style-name="P1"><text:tab/><text:span text:style-name="T2">Hudson is a paid version owned from oracle</text:span></text:p>
      <text:p text:style-name="P1"><text:tab/><text:span text:style-name="T2">Jenkins is <text:s/>an open source</text:span></text:p>
      <text:p text:style-name="P1"/>
      <text:list xml:id="list212554532907048" text:continue-numbering="true" text:style-name="L1">
        <text:list-item>
          <text:p text:style-name="P16">What are advantages of using Jenkins?</text:p>
          <text:p text:style-name="P17">CI &amp; CD<text:span text:style-name="T3">elivery</text:span></text:p>
          <text:p text:style-name="P16"/>
        </text:list-item>
        <text:list-item>
          <text:p text:style-name="P18">What are plugins in Jenkins?</text:p>
          <text:p text:style-name="P19">Used to <text:span text:style-name="T4">deploy and automate the CD pipeline</text:span></text:p>
        </text:list-item>
      </text:list>
      <text:p text:style-name="P2"/>
      <text:list xml:id="list212555076235122" text:continue-numbering="true" text:style-name="L1">
        <text:list-item>
          <text:p text:style-name="P20">Mention all the plugins you used in jenkins and its purpose?</text:p>
          <text:p text:style-name="P20"/>
          <text:p text:style-name="P20"/>
        </text:list-item>
        <text:list-item>
          <text:p text:style-name="P20">How do you clone git re<text:span text:style-name="T12">p</text:span>o in jenkins job?</text:p>
        </text:list-item>
      </text:list>
      <text:p text:style-name="P5"><text:tab/>By giving GIT Hub repo in source</text:p>
      <text:p text:style-name="P3"/>
      <text:list xml:id="list212554647302181" text:continue-numbering="true" text:style-name="L1">
        <text:list-item>
          <text:p text:style-name="P20">How do you build java code with Maven in Jenkins?</text:p>
          <text:p text:style-name="P21">Install </text:p>
          <text:p text:style-name="P21"/>
        </text:list-item>
        <text:list-item>
          <text:p text:style-name="P20">What is static code analysis and what plugin you used for it?</text:p>
          <text:p text:style-name="P21">SCA is an analysis of having the <text:span text:style-name="T13">source </text:span>code in best format or pracrtice</text:p>
          <text:p text:style-name="P21">Checkstyle</text:p>
          <text:p text:style-name="P21"/>
        </text:list-item>
        <text:list-item>
          <text:p text:style-name="P20">What is downstream and upstream job?</text:p>
          <text:p text:style-name="P21">Downstream - &gt; <text:span text:style-name="T5">Once the job is completed it will trigger to other job</text:span></text:p>
          <text:p text:style-name="P22">Upstream - &gt; The job will be triggered once other job is completed</text:p>
          <text:p text:style-name="P21"/>
        </text:list-item>
        <text:list-item>
          <text:p text:style-name="P20">What is Nexus repository manager?</text:p>
        </text:list-item>
      </text:list>
      <text:p text:style-name="P3"><text:tab/><text:span text:style-name="T6">It is <text:s/>a hosted repository to store the artifacts</text:span></text:p>
      <text:p text:style-name="P3"/>
      <text:list xml:id="list212556033727095" text:continue-numbering="true" text:style-name="L1">
        <text:list-item>
          <text:p text:style-name="P20">How can you version and upload artifacts in Nexus repo?</text:p>
        </text:list-item>
      </text:list>
      <text:p text:style-name="P3"><text:tab/><text:span text:style-name="T6">Using timestamp</text:span></text:p>
      <text:p text:style-name="P3"><text:tab/><text:span text:style-name="T6">Nexus plugin</text:span></text:p>
      <text:p text:style-name="P3"/>
      <text:list xml:id="list212554459573284" text:continue-numbering="true" text:style-name="L1">
        <text:list-item>
          <text:p text:style-name="P23">How can you deploy artifact to tomcat server from Jenkins job?</text:p>
        </text:list-item>
      </text:list>
      <text:p text:style-name="P4"><text:tab/><text:span text:style-name="T6">Deploy to container</text:span></text:p>
      <text:p text:style-name="P4"/>
      <text:list xml:id="list212555392211874" text:continue-numbering="true" text:style-name="L1">
        <text:list-item>
          <text:p text:style-name="P23">What is workspace in jenkins?</text:p>
        </text:list-item>
      </text:list>
      <text:p text:style-name="P4"><text:tab/><text:span text:style-name="T7">The place where all the artifacts are stored</text:span></text:p>
      <text:p text:style-name="P4"><text:tab/></text:p>
      <text:list xml:id="list212555592974076" text:continue-numbering="true" text:style-name="L1">
        <text:list-item>
          <text:p text:style-name="P23"><text:soft-page-break/>Copying artifacts to another job?</text:p>
          <text:p text:style-name="P24">Copy artifacts plugin</text:p>
          <text:p text:style-name="P24"/>
        </text:list-item>
        <text:list-item>
          <text:p text:style-name="P23">What is build pipeline?</text:p>
        </text:list-item>
      </text:list>
      <text:p text:style-name="P4"><text:tab/><text:span text:style-name="T7">Plugin which will show downstream and upstream jobs</text:span></text:p>
      <text:p text:style-name="P4"/>
      <text:list xml:id="list212555398295433" text:continue-numbering="true" text:style-name="L1">
        <text:list-item>
          <text:p text:style-name="P23">How to create users in Jenkins?</text:p>
        </text:list-item>
      </text:list>
      <text:p text:style-name="P4"><text:tab/><text:span text:style-name="T7">Global security credentials --&gt; Allow users to signup</text:span></text:p>
      <text:p text:style-name="P4"/>
      <text:list xml:id="list212555574406274" text:continue-numbering="true" text:style-name="L1">
        <text:list-item>
          <text:p text:style-name="P25">How to add/<text:span text:style-name="T1">remove/disconnect</text:span> nodes in Jenkins?</text:p>
        </text:list-item>
      </text:list>
      <text:p text:style-name="P11"/>
      <text:list xml:id="list212555636551666" text:continue-numbering="true" text:style-name="L1">
        <text:list-item>
          <text:p text:style-name="P26">How to restrict jenkins job to execute on a particular node?</text:p>
        </text:list-item>
        <text:list-item>
          <text:p text:style-name="P25">How to setup multiple Java or Maven or Git versions in Jenkins server?</text:p>
        </text:list-item>
      </text:list>
      <text:p text:style-name="P4"><text:tab/></text:p>
      <text:list xml:id="list212554853567664" text:continue-numbering="true" text:style-name="L1">
        <text:list-item>
          <text:p text:style-name="P23">How to set Environmental Variables in Jenkins?</text:p>
          <text:p text:style-name="P27">Manage Jenkins --&gt; Configure System --&gt; Global variables</text:p>
          <text:p text:style-name="P27"/>
        </text:list-item>
        <text:list-item>
          <text:p text:style-name="P18">How to install/update/remove Plugins in Jenkins?</text:p>
          <text:p text:style-name="P27">Manage plugings from manage jenkins</text:p>
          <text:p text:style-name="P27"/>
        </text:list-item>
        <text:list-item>
          <text:p text:style-name="P28">How to execute ansible playbooks from Jenkins?</text:p>
          <text:p text:style-name="P27">Through ansible plugin</text:p>
          <text:p text:style-name="P27"/>
        </text:list-item>
        <text:list-item>
          <text:p text:style-name="P28">How to pass variables to ansible playbooks from Jenkins job?</text:p>
          <text:p text:style-name="P27">Advanced--&gt; extra variables</text:p>
          <text:p text:style-name="P27"/>
        </text:list-item>
        <text:list-item>
          <text:p text:style-name="P28">Build id variable name?</text:p>
          <text:p text:style-name="P27">Version</text:p>
          <text:p text:style-name="P27"/>
        </text:list-item>
        <text:list-item>
          <text:p text:style-name="P28">What is console output?</text:p>
        </text:list-item>
      </text:list>
      <text:p text:style-name="P6"><text:tab/><text:span text:style-name="T8">The output of a job performed in jenkins</text:span></text:p>
      <text:p text:style-name="P6"/>
      <text:list xml:id="list212554594708764" text:continue-numbering="true" text:style-name="L1">
        <text:list-item>
          <text:p text:style-name="P28">What is build history?</text:p>
        </text:list-item>
      </text:list>
      <text:p text:style-name="P6"><text:tab/><text:span text:style-name="T9">The history of the job that builds</text:span></text:p>
      <text:p text:style-name="P6"/>
      <text:list xml:id="list212555253359634" text:continue-numbering="true" text:style-name="L1">
        <text:list-item>
          <text:p text:style-name="P29">How to store credentials in Jenkins?</text:p>
        </text:list-item>
      </text:list>
      <text:p text:style-name="P7"><text:tab/><text:span text:style-name="T9">At the time of plugin or in credentials tab</text:span></text:p>
      <text:p text:style-name="P7"><text:tab/></text:p>
      <text:list xml:id="list212554152023140" text:continue-numbering="true" text:style-name="L1">
        <text:list-item>
          <text:p text:style-name="P30">How to deploy older versions of artifacts from Jenkins job?</text:p>
        </text:list-item>
      </text:list>
      <text:p text:style-name="P8"><text:tab/></text:p>
      <text:p text:style-name="P8"/>
      <text:list xml:id="list212555551023760" text:continue-numbering="true" text:style-name="L1">
        <text:list-item>
          <text:p text:style-name="P31">Name diffrent Phases in Maven and its purpose?</text:p>
        </text:list-item>
      </text:list>
      <text:p text:style-name="P9"><text:tab/><text:span text:style-name="T9">Validate</text:span></text:p>
      <text:p text:style-name="P9"><text:tab/><text:span text:style-name="T9">Compile</text:span></text:p>
      <text:p text:style-name="P9"><text:tab/><text:span text:style-name="T9">Test</text:span></text:p>
      <text:p text:style-name="P9"><text:tab/><text:span text:style-name="T9">Package</text:span></text:p>
      <text:p text:style-name="P9"><text:tab/><text:span text:style-name="T9">Integration Test</text:span></text:p>
      <text:p text:style-name="P9"><text:tab/><text:span text:style-name="T9">Verify</text:span></text:p>
      <text:p text:style-name="P9"><text:tab/><text:span text:style-name="T9">Install</text:span></text:p>
      <text:p text:style-name="P9"><text:tab/><text:span text:style-name="T9">Deploy</text:span></text:p>
      <text:p text:style-name="P9"/>
      <text:list xml:id="list212555720252054" text:continue-numbering="true" text:style-name="L1">
        <text:list-item>
          <text:p text:style-name="P32">How to restart Jenkins from browser?</text:p>
          <text:p text:style-name="P33"><text:soft-page-break/>Ip:8080/restart</text:p>
          <text:p text:style-name="P33"/>
        </text:list-item>
        <text:list-item>
          <text:p text:style-name="P32">How to start/stop/restart Jenkins from command line?</text:p>
          <text:p text:style-name="P33">Service jenkins stop/start</text:p>
          <text:p text:style-name="P33"/>
        </text:list-item>
        <text:list-item>
          <text:p text:style-name="P34">What is the location of workspace of jobs in Jenkins server?</text:p>
        </text:list-item>
      </text:list>
      <text:p text:style-name="P10"><text:tab/>/<text:span text:style-name="T10">var/lib/jenkins/workspace</text:span></text:p>
      <text:p text:style-name="P10"/>
      <text:list xml:id="list212555316210985" text:continue-numbering="true" text:style-name="L1">
        <text:list-item>
          <text:p text:style-name="P34">Benefits of using Nodes in Jenkins?</text:p>
        </text:list-item>
      </text:list>
      <text:p text:style-name="P10"><text:tab/><text:span text:style-name="T10">Distributing the load</text:span></text:p>
      <text:p text:style-name="P10"/>
      <text:list xml:id="list212555863658818" text:continue-numbering="true" text:style-name="L1">
        <text:list-item>
          <text:p text:style-name="P35">How to execute Bash script from Jenkins job?</text:p>
          <text:p text:style-name="P36">Execute Shell in build step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48:00.264899085</meta:creation-date>
    <dc:date>2017-03-21T21:25:53.833279134</dc:date>
    <meta:editing-duration>PT59M49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512" meta:character-count="2862" meta:non-whitespace-character-count="2440"/>
  </office:meta>
</office:document-meta>
</file>